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5.363cm"/>
    </style:style>
    <style:style style:name="co3" style:family="table-column">
      <style:table-column-properties fo:break-before="auto" style:column-width="9.213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658cm" fo:break-before="auto" style:use-optimal-row-height="false"/>
    </style:style>
    <style:style style:name="ro3" style:family="table-row">
      <style:table-row-properties style:row-height="2.579cm" fo:break-before="auto" style:use-optimal-row-height="fals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2.912cm" fo:break-before="auto" style:use-optimal-row-height="false"/>
    </style:style>
    <style:style style:name="ro6" style:family="table-row">
      <style:table-row-properties style:row-height="1.824cm" fo:break-before="auto" style:use-optimal-row-height="false"/>
    </style:style>
    <style:style style:name="ro7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ridge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ridge #000000" style:vertical-align="top"/>
      <style:paragraph-properties fo:text-align="center" fo:margin-left="0cm"/>
    </style:style>
    <style:style style:name="ce5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74pt ridge #000000" style:vertical-align="top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fo:wrap-option="wrap" style:vertical-align="top"/>
      <style:text-properties fo:color="#e6e905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top"/>
      <style:text-properties fo:color="#e6e905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top"/>
      <style:text-properties fo:color="#ff0000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 style:vertical-align="top"/>
      <style:text-properties fo:color="#ff0000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ridge #000000"/>
    </style:style>
    <style:style style:name="ce18" style:family="table-cell" style:parent-style-name="Default" style:data-style-name="N11">
      <style:table-cell-properties style:text-align-source="fix" style:repeat-content="false" fo:border="0.74pt solid #000000" style:vertical-align="top"/>
      <style:paragraph-properties fo:text-align="start" fo:margin-left="0c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6"/>
        <table:table-column table:style-name="co4" table:default-cell-style-name="ce4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equisitos funcionais</text:p>
          </table:table-cell>
          <table:table-cell table:style-name="ce1" office:value-type="string" calcext:value-type="string">
            <text:p>Situação</text:p>
          </table:table-cell>
          <table:table-cell table:style-name="ce1" office:value-type="string" calcext:value-type="string">
            <text:p>Implementaçã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presentar graficamente menu de opções aos usuários do Jogo, no qual pode se escolher fases, ver colocação (ranking) de jogadores e demais opções pertinentes. </text:p>
          </table:table-cell>
          <table:table-cell table:style-name="ce10" office:value-type="string" calcext:value-type="string">
            <text:p>Requisito previsto inicialmente e realizado. PARCIALMENTE (BOTOES RANKING E OPCOES COM IMPLEMENTACAO SEM FUNCIONAMENTO) 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ermitir um ou dois jogadores com representação gráfica aos usuários do Jogo, sendo que no último caso seria para que os dois joguem de maneira concomitante. </text:p>
          </table:table-cell>
          <table:table-cell office:value-type="string" calcext:value-type="string">
            <text:p>Requisito previsto inicialmente, mas realizado apenas PARCIALMENTE –faltou ainda selecionar pra jogar em 2 e movimentação independente do segundo. 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isponibilizar ao menos duas fases que podem ser jogadas sequencialmente ou selecionadas, via menu, nas quais jogadores tentam neutralizar inimigos por meio de algum artifício e vice-versa. </text:p>
          </table:table-cell>
          <table:table-cell table:style-name="ce14" office:value-type="string" calcext:value-type="string">
            <text:p>Requisito previsto inicialmente e ainda não realizado.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er pelo menos três tipos distintos de inimigos, cada qual com sua representação gráfica, sendo que ao menos um dos inimigos deve ser capaz de lançar projetil contra o(s) jogador(es) e um dos inimigos dever ser um ‘Chefão’. </text:p>
          </table:table-cell>
          <table:table-cell office:value-type="string" calcext:value-type="string">
            <text:p>Requisito previsto inicialmente, mas realizado apenas PARCIALMENTE – falta projetil.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Ter a cada fase ao menos dois tipos de inimigos com número aleatório de instâncias, podendo ser várias instâncias (definindo um máximo) e sendo pelo menos 3 instâncias por tipo. </text:p>
          </table:table-cell>
          <table:table-cell table:style-name="ce14" office:value-type="string" calcext:value-type="string">
            <text:p>Requisito previsto inicialmente e ainda não realizado.</text:p>
          </table:table-cell>
          <table:table-cell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Ter três tipos de obstáculos, cada qual com sua representação gráfica, sendo que ao menos um causa dano em jogador se colidirem. </text:p>
          </table:table-cell>
          <table:table-cell office:value-type="string" calcext:value-type="string">
            <text:p>Requisito previsto inicialmente, mas realizado apenas PARCIALMENTE – falta ainda o jogador tomar dano e parar de atravessar.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Ter em cada fase ao menos dois tipos de obstáculos com número</text:p>
            <text:p>aleatório (definindo um máximo) de instâncias (i.e., objetos), sendo pelo menos 3 instâncias por tipo.</text:p>
          </table:table-cell>
          <table:table-cell table:style-name="ce14" office:value-type="string" calcext:value-type="string">
            <text:p>Requisito previsto inicialmente e ainda não realizado.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Ter em cada fase um cenário de jogo constituído por obstáculos, sendo que parte deles seriam plataformas ou similares, sobre as quais pode haver inimigos e podem subir jogadores </text:p>
          </table:table-cell>
          <table:table-cell table:style-name="ce14" office:value-type="string" calcext:value-type="string">
            <text:p>Requisito previsto inicialmente e ainda não realizado.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Gerenciar colisões entre jogador para com inimigos e seus projeteis, bem como entre jogador para com obstáculos. Ainda, todos eles devem sofrer o efeito de alguma ´gravidade´ no âmbito deste jogo de plataforma vertical e 2D. </text:p>
          </table:table-cell>
          <table:table-cell office:value-type="string" calcext:value-type="string">
            <text:p>Requisito previsto inicialmente, mas realizado apenas PARCIALMENTE – está com alguns erros ainda não solucionados.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Permitir: (1) salvar nome do usuário, manter/salvar pontuação do jogador (incrementada via neutralização de inimigos) controlado pelo usuário e gerar lista de pontuação (ranking). E (2) Pausar e Salvar Jogada. </text:p>
          </table:table-cell>
          <table:table-cell table:style-name="ce15" office:value-type="string" calcext:value-type="string">
            <text:p>Requisito previsto inicialmente e ainda não realizado.</text:p>
          </table:table-cell>
          <table:table-cell table:style-name="ce21"/>
        </table:table-row>
        <table:table-row table:style-name="ro7">
          <table:table-cell table:style-name="ce5" office:value-type="string" calcext:value-type="string" table:number-columns-spanned="3" table:number-rows-spanned="1">
            <text:p>Total de requisitos funcionais apropriadamente realizados.</text:p>
            <text:p>(Cada tópico vale 10%, sendo que para ser contabilizado deve estar</text:p>
            <text:p>realizado efetivamente e não parcialmente)</text:p>
            <text:p/>
          </table:table-cell>
          <table:covered-table-cell table:style-name="Default"/>
          <table:covered-table-cell table:style-name="ce21"/>
          <table:table-cell table:style-name="ce18" office:value-type="string" calcext:value-type="string">
            <text:p>15% (15 por cento)+- sem 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08:21:36.09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1T18:52:37.235000000</meta:creation-date>
    <dc:date>2023-06-07T10:37:59.862000000</dc:date>
    <meta:editing-duration>PT3H48M42S</meta:editing-duration>
    <meta:editing-cycles>9</meta:editing-cycles>
    <meta:generator>LibreOffice/7.3.1.3$Windows_X86_64 LibreOffice_project/a69ca51ded25f3eefd52d7bf9a5fad8c90b87951</meta:generator>
    <meta:document-statistic meta:table-count="1" meta:cell-count="36" meta:object-count="0"/>
  </office:meta>
</office:document-meta>
</file>